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1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432cm" svg:y="0.526cm">
            <draw:object draw:notify-on-update-of-ranges="Sheet1.B2:Sheet1.B2 Sheet1.B3:Sheet1.B8 Sheet1.C2:Sheet1.C2 Sheet1.C3:Sheet1.C8 Sheet1.D2:Sheet1.D2 Sheet1.D3:Sheet1.D8 Sheet1.E2:Sheet1.E2 Sheet1.E3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ubble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orted</text:p>
          </table:table-cell>
          <table:table-cell/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d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3811" calcext:value-type="float">
            <text:p>3811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24213" calcext:value-type="float">
            <text:p>24213</text:p>
          </table:table-cell>
          <table:table-cell office:value-type="float" office:value="1" calcext:value-type="float">
            <text:p>1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string" calcext:value-type="string">
            <text:p>Sorted</text:p>
          </table:table-cell>
          <table:table-cell/>
          <table:table-cell office:value-type="string" calcext:value-type="string">
            <text:p>S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sort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sort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sort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sort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sort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sort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d</text:p>
          </table:table-cell>
          <table:table-cell/>
          <table:table-cell office:value-type="string" calcext:value-type="string">
            <text:p>Rever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revers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revers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revers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revers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revers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revers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8869" calcext:value-type="float">
            <text:p>88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23:34:34.118026445</dc:date>
    <dc:creator>martin </dc:creator>
    <meta:document-statistic meta:table-count="1" meta:cell-count="75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BubbleSort</text:p>
        </chart:title>
        <chart:legend chart:legend-position="bottom" svg:x="4.381cm" svg:y="8.217cm" style:legend-expansion="wide" chart:style-name="ch3"/>
        <chart:plot-area chart:style-name="ch4" table:cell-range-address="Sheet1.B2:Sheet1.E8" chart:data-source-has-labels="both" svg:x="0.77cm" svg:y="1.661cm" svg:width="14.59cm" svg:height="5.956cm">
          <chartooo:coordinate-region svg:x="1.947cm" svg:y="1.86cm" svg:width="12.949cm" svg:height="5.11cm"/>
          <chart:axis chart:dimension="x" chart:name="primary-x" chart:style-name="ch5" chartooo:axis-type="auto">
            <chartooo:date-scale/>
            <chart:categories table:cell-range-address="Sheet1.B3:Sheet1.B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8" chart:label-cell-address="Sheet1.C2:Sheet1.C2" chart:class="chart:line">
            <chart:data-point chart:repeated="6"/>
          </chart:series>
          <chart:series chart:style-name="ch8" chart:values-cell-range-address="Sheet1.D3:Sheet1.D8" chart:label-cell-address="Sheet1.D2:Sheet1.D2" chart:class="chart:line">
            <chart:data-point chart:repeated="6"/>
          </chart:series>
          <chart:series chart:style-name="ch9" chart:values-cell-range-address="Sheet1.E3:Sheet1.E8" chart:label-cell-address="Sheet1.E2:Sheet1.E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C2:Sheet1.C2</svg:desc>
                </draw:g>
              </table:table-cell>
              <table:table-cell office:value-type="string">
                <text:p>Sorted</text:p>
                <draw:g>
                  <svg:desc>Sheet1.D2:Sheet1.D2</svg:desc>
                </draw:g>
              </table:table-cell>
              <table:table-cell office:value-type="string">
                <text:p>Revers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3:Sheet1.B8</svg:desc>
                </draw:g>
              </table:table-cell>
              <table:table-cell office:value-type="float" office:value="20">
                <text:p>20</text:p>
                <draw:g>
                  <svg:desc>Sheet1.C3:Sheet1.C8</svg:desc>
                </draw:g>
              </table:table-cell>
              <table:table-cell office:value-type="float" office:value="0">
                <text:p>0</text:p>
                <draw:g>
                  <svg:desc>Sheet1.D3:Sheet1.D8</svg:desc>
                </draw:g>
              </table:table-cell>
              <table:table-cell office:value-type="float" office:value="4">
                <text:p>4</text:p>
                <draw:g>
                  <svg:desc>Sheet1.E3:Sheet1.E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811">
                <text:p>3811</text:p>
              </table:table-cell>
              <table:table-cell office:value-type="float" office:value="0">
                <text:p>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4213">
                <text:p>24213</text:p>
              </table:table-cell>
              <table:table-cell office:value-type="float" office:value="1">
                <text:p>1</text:p>
              </table:table-cell>
              <table:table-cell office:value-type="float" office:value="8869">
                <text:p>8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